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8.5cm" style:rel-width="50%" fo:margin-top="0.199cm" fo:margin-bottom="0cm" table:align="right" style:writing-mode="page"/>
    </style:style>
    <style:style style:name="Таблица5.A" style:family="table-column">
      <style:table-column-properties style:column-width="4.724cm" style:rel-column-width="2676*"/>
    </style:style>
    <style:style style:name="Таблица5.B" style:family="table-column">
      <style:table-column-properties style:column-width="1.166cm" style:rel-column-width="661*"/>
    </style:style>
    <style:style style:name="Таблица5.C" style:family="table-column">
      <style:table-column-properties style:column-width="2.611cm" style:rel-column-width="1479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5.2" style:family="table-row">
      <style:table-row-properties style:min-row-height="0.519cm" fo:keep-together="auto"/>
    </style:style>
    <style:style style:name="Таблица5.C3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5.B6" style:family="table-cell">
      <style:table-cell-properties style:vertical-align="bottom" fo:padding-left="0.191cm" fo:padding-right="0.191cm" fo:padding-top="0cm" fo:padding-bottom="0cm" fo:border="none"/>
    </style:style>
    <style:style style:name="Таблица5.A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.B8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6" style:family="table">
      <style:table-properties style:width="17cm" style:rel-width="100%" fo:margin-left="0cm" fo:margin-top="0cm" fo:margin-bottom="0.199cm" table:align="left" style:writing-mode="lr-tb"/>
    </style:style>
    <style:style style:name="Таблица6.A" style:family="table-column">
      <style:table-column-properties style:column-width="3.348cm" style:rel-column-width="1898*"/>
    </style:style>
    <style:style style:name="Таблица6.B" style:family="table-column">
      <style:table-column-properties style:column-width="1.291cm" style:rel-column-width="732*"/>
    </style:style>
    <style:style style:name="Таблица6.C" style:family="table-column">
      <style:table-column-properties style:column-width="4.15cm" style:rel-column-width="2353*"/>
    </style:style>
    <style:style style:name="Таблица6.D" style:family="table-column">
      <style:table-column-properties style:column-width="8.209cm" style:rel-column-width="4653*"/>
    </style:style>
    <style:style style:name="Таблица6.1" style:family="table-row">
      <style:table-row-properties style:min-row-height="0.478cm" fo:keep-together="auto"/>
    </style:style>
    <style:style style:name="Таблица6.A1" style:family="table-cell">
      <style:table-cell-properties fo:padding-left="0.191cm" fo:padding-right="0.191cm" fo:padding-top="0cm" fo:padding-bottom="0cm" fo:border="none" style:writing-mode="lr-tb"/>
    </style:style>
    <style:style style:name="Таблица6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6.B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6.11" style:family="table-row">
      <style:table-row-properties style:min-row-height="0.6cm" fo:keep-together="auto"/>
    </style:style>
    <style:style style:name="Таблица6.A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6.D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7" style:family="table">
      <style:table-properties style:width="17cm" style:rel-width="100%" fo:margin-left="0cm" fo:margin-top="0cm" fo:margin-bottom="0cm" table:align="left" style:writing-mode="lr-tb"/>
    </style:style>
    <style:style style:name="Таблица7.A" style:family="table-column">
      <style:table-column-properties style:column-width="8.5cm" style:rel-column-width="4819*"/>
    </style:style>
    <style:style style:name="Таблица7.B" style:family="table-column">
      <style:table-column-properties style:column-width="0.771cm" style:rel-column-width="437*"/>
    </style:style>
    <style:style style:name="Таблица7.C" style:family="table-column">
      <style:table-column-properties style:column-width="3.611cm" style:rel-column-width="2047*"/>
    </style:style>
    <style:style style:name="Таблица7.D" style:family="table-column">
      <style:table-column-properties style:column-width="0.512cm" style:rel-column-width="290*"/>
    </style:style>
    <style:style style:name="Таблица7.E" style:family="table-column">
      <style:table-column-properties style:column-width="3.607cm" style:rel-column-width="2045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none" style:writing-mode="lr-tb"/>
    </style:style>
    <style:style style:name="Таблица7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officeooo:rsid="0006671e" officeooo:paragraph-rsid="0006671e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justify" fo:text-align-last="justify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justify" fo:text-align-last="justify" style:justify-single-word="false"/>
      <style:text-properties fo:font-size="11pt" fo:language="ru" fo:country="RU" officeooo:paragraph-rsid="000013d9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justify" fo:text-align-last="justify" style:justify-single-word="false"/>
      <style:text-properties fo:font-size="11pt" fo:language="ru" fo:country="RU" officeooo:paragraph-rsid="00085324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justify" fo:text-align-last="justify" style:justify-single-word="false"/>
      <style:text-properties fo:font-size="11pt" fo:language="ru" fo:country="RU" officeooo:paragraph-rsid="000b0100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officeooo:rsid="0006dabf" officeooo:paragraph-rsid="0006dabf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weight="normal" style:letter-kerning="fals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fo:language="ru" fo:country="RU" fo:font-weight="normal" officeooo:rsid="000013d9" officeooo:paragraph-rsid="000013d9" style:letter-kerning="false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officeooo:paragraph-rsid="0006dabf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1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hyphenation-ladder-count="no-limit"/>
      <style:text-properties style:font-name-asian="Calibri1" style:language-asian="ar" style:country-asian="SA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text-align="center" style:justify-single-word="false" fo:hyphenation-ladder-count="no-limit"/>
      <style:text-properties officeooo:rsid="00070fc5" officeooo:paragraph-rsid="00070fc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font-size="10pt" style:font-name-asian="Calibri1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language="ru" fo:country="RU" style:letter-kerning="false" style:font-size-asian="10pt" style:language-asian="en" style:country-asian="US" style:font-size-complex="10pt" style:language-complex="ar" style:country-complex="SA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center" style:justify-single-word="false" fo:hyphenation-ladder-count="no-limit"/>
      <style:text-properties fo:font-size="12pt" style:font-name-asian="Calibri1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text-align="center" style:justify-single-word="false"/>
      <style:text-properties fo:font-size="18pt" fo:letter-spacing="0.176cm" fo:language="ru" fo:country="RU" fo:font-weight="bold" style:font-size-asian="18pt" style:font-weight-asian="bold"/>
    </style:style>
    <style:style style:name="P21" style:family="paragraph" style:parent-style-name="Standard">
      <style:text-properties fo:font-size="7pt" fo:language="ru" fo:country="RU" style:font-size-asian="7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fo:language="ru" fo:country="RU" officeooo:rsid="0006671e" officeooo:paragraph-rsid="0006671e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fo:language="ru" fo:country="RU" officeooo:rsid="0006671e" officeooo:paragraph-rsid="0006671e" style:letter-kerning="false" fo:background-color="transparent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text-align="justify" style:justify-single-word="false"/>
      <style:text-properties fo:font-size="4pt" fo:language="ru" fo:country="RU" fo:font-style="italic" fo:font-weight="bold" style:font-size-asian="4pt" style:font-style-asian="italic" style:font-weight-asian="bold"/>
    </style:style>
    <style:style style:name="P33" style:family="paragraph" style:parent-style-name="Standard">
      <style:paragraph-properties fo:line-height="200%" fo:text-align="justify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weight="bold" style:font-weight-asian="bold"/>
    </style:style>
    <style:style style:name="T4" style:family="text">
      <style:text-properties fo:language="ru" fo:country="RU" fo:font-style="italic" fo:font-weight="bold" style:font-style-asian="italic" style:font-weight-asian="bold"/>
    </style:style>
    <style:style style:name="T5" style:family="text">
      <style:text-properties fo:language="ru" fo:country="RU" officeooo:rsid="0006671e"/>
    </style:style>
    <style:style style:name="T6" style:family="text">
      <style:text-properties fo:font-size="16pt" fo:language="ru" fo:country="RU" fo:font-weight="bold" style:font-size-asian="16pt" style:font-weight-asian="bold"/>
    </style:style>
    <style:style style:name="T7" style:family="text">
      <style:text-properties fo:font-size="10pt" fo:language="ru" fo:country="RU" style:font-size-asian="10pt"/>
    </style:style>
    <style:style style:name="T8" style:family="text">
      <style:text-properties fo:font-size="10pt" fo:language="ru" fo:country="RU" style:font-size-asian="10pt" style:font-size-complex="10pt"/>
    </style:style>
    <style:style style:name="T9" style:family="text">
      <style:text-properties fo:font-size="10pt" fo:language="ru" fo:country="RU" style:font-size-asian="10pt" style:language-asian="ar" style:country-asian="SA" style:font-size-complex="10pt"/>
    </style:style>
    <style:style style:name="T10" style:family="text">
      <style:text-properties fo:font-size="10pt" fo:language="ru" fo:country="RU" style:font-name-asian="Calibri1" style:font-size-asian="10pt" style:language-asian="ar" style:country-asian="SA" style:font-size-complex="10pt"/>
    </style:style>
    <style:style style:name="T11" style:family="text">
      <style:text-properties fo:font-size="10pt" style:font-name-asian="Calibri1" style:font-size-asian="10pt" style:language-asian="ar" style:country-asian="SA" style:font-size-complex="10pt"/>
    </style:style>
    <style:style style:name="T12" style:family="text">
      <style:text-properties fo:text-transform="uppercase" fo:font-size="12pt" style:font-name-asian="Calibri1" style:font-size-asian="12pt" style:language-asian="ar" style:country-asian="SA" style:font-size-complex="12pt"/>
    </style:style>
    <style:style style:name="T13" style:family="text">
      <style:text-properties style:font-name-asian="Calibri1" style:language-asian="ar" style:country-asian="SA" style:font-size-complex="14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fo:font-size="12pt" fo:language="ru" fo:country="RU" style:font-name-asian="Calibri1" style:font-size-asian="12pt" style:language-asian="ar" style:country-asian="SA" style:font-size-complex="12pt"/>
    </style:style>
    <style:style style:name="T16" style:family="text">
      <style:text-properties fo:font-size="12pt" style:font-name-asian="Calibri1" style:font-size-asian="12pt" style:language-asian="ar" style:country-asian="SA" style:font-size-complex="12pt"/>
    </style:style>
    <style:style style:name="T17" style:family="text">
      <style:text-properties fo:font-size="18pt" fo:letter-spacing="0.176cm" fo:language="ru" fo:country="RU" fo:font-weight="bold" style:font-size-asian="18pt" style:font-weight-asian="bold"/>
    </style:style>
    <style:style style:name="T18" style:family="text">
      <style:text-properties fo:font-size="18pt" fo:language="ru" fo:country="RU" fo:font-weight="bold" style:font-size-asian="18pt" style:font-weight-asian="bold"/>
    </style:style>
    <style:style style:name="T19" style:family="text">
      <style:text-properties fo:font-size="7pt" fo:language="ru" fo:country="RU" style:font-size-asian="7pt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language="en" fo:country="US"/>
    </style:style>
    <style:style style:name="T22" style:family="text">
      <style:text-properties fo:font-size="4pt" fo:language="ru" fo:country="RU" fo:font-style="italic" fo:font-weight="bold" style:font-size-asian="4pt" style:font-style-asian="italic" style:font-weight-asian="bold"/>
    </style:style>
    <style:style style:name="T23" style:family="text">
      <style:text-properties officeooo:rsid="000b0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3">Министерство науки и высшего образования Российской Федерации</text:span></text:p>
      <text:p text:style-name="P11" loext:marker-style-name="T3"><text:span text:style-name="T3">Федеральное государственное бюджетное образовательное учреждение </text:span><text:span text:style-name="T3"/></text:p>
      <text:p text:style-name="P11" loext:marker-style-name="T3"><text:span text:style-name="T3">высшего образования</text:span><text:span text:style-name="T3"/></text:p>
      <text:p text:style-name="P11" loext:marker-style-name="T3"><text:span text:style-name="T3">«Московский государственный технический университет имени Н.Э. Баумана</text:span><text:span text:style-name="T3"/></text:p>
      <text:p text:style-name="P11" loext:marker-style-name="T3"><text:span text:style-name="T3">(национальный исследовательский университет)»</text:span><text:span text:style-name="T3"/></text:p>
      <text:p text:style-name="P12" loext:marker-style-name="T3"><text:span text:style-name="T3">(МГТУ им. Н.Э. Баумана)</text:span><text:span text:style-name="T3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13" loext:marker-style-name="T12"><text:span text:style-name="T12">Утверждаю</text:span><text:span text:style-name="T12"/></text:p>
          </table:table-cell>
          <table:covered-table-cell/>
          <table:covered-table-cell/>
        </table:table-row>
        <table:table-row table:style-name="Таблица5.2">
          <table:table-cell table:style-name="Таблица5.A1" table:number-columns-spanned="3" office:value-type="string">
            <text:p text:style-name="P14" loext:marker-style-name="T13"/>
          </table:table-cell>
          <table:covered-table-cell/>
          <table:covered-table-cell/>
        </table:table-row>
        <table:table-row table:style-name="Таблица5.1">
          <table:table-cell table:style-name="Таблица5.A1" table:number-columns-spanned="2" office:value-type="string">
            <text:p text:style-name="P15" loext:marker-style-name="T16"><text:span text:style-name="T14">Заведующий кафедрой</text:span></text:p>
          </table:table-cell>
          <table:covered-table-cell/>
          <table:table-cell table:style-name="Таблица5.C3" office:value-type="string">
            <text:p text:style-name="P13" loext:marker-style-name="T15"><text:span text:style-name="T15">ИУ8</text:span><text:span text:style-name="T15"/></text:p>
          </table:table-cell>
        </table:table-row>
        <table:table-row table:style-name="Таблица5.1">
          <table:table-cell table:style-name="Таблица5.A1" table:number-columns-spanned="2" office:value-type="string">
            <text:p text:style-name="P16" loext:marker-style-name="T11"/>
          </table:table-cell>
          <table:covered-table-cell/>
          <table:table-cell table:style-name="Таблица5.A1" office:value-type="string">
            <text:p text:style-name="P18" loext:marker-style-name="T10"><text:span text:style-name="T10">(индекс)</text:span></text:p>
          </table:table-cell>
        </table:table-row>
        <table:table-row table:style-name="Таблица5.1">
          <table:table-cell table:style-name="Таблица5.A1" office:value-type="string">
            <text:p text:style-name="P19" loext:marker-style-name="T16"/>
          </table:table-cell>
          <table:table-cell table:style-name="Таблица5.C3" table:number-columns-spanned="2" office:value-type="string">
            <text:p text:style-name="P13" loext:marker-style-name="T15"><text:span text:style-name="T15">М. А. Басараб</text:span><text:span text:style-name="T15"/></text:p>
          </table:table-cell>
          <table:covered-table-cell/>
        </table:table-row>
        <table:table-row table:style-name="Таблица5.1">
          <table:table-cell table:style-name="Таблица5.C3" office:value-type="string">
            <text:p text:style-name="P16" loext:marker-style-name="T11"/>
          </table:table-cell>
          <table:table-cell table:style-name="Таблица5.B6" table:number-columns-spanned="2" office:value-type="string">
            <text:p text:style-name="P18" loext:marker-style-name="T9"><text:span text:style-name="T9">(И.О. Фамилия)</text:span></text:p>
          </table:table-cell>
          <table:covered-table-cell/>
        </table:table-row>
        <table:table-row table:style-name="Таблица5.1">
          <table:table-cell table:style-name="Таблица5.A7" office:value-type="string">
            <text:p text:style-name="P13" loext:marker-style-name="T11"><text:span text:style-name="T11">(подпись)</text:span><text:span text:style-name="T11"/></text:p>
          </table:table-cell>
          <table:table-cell table:style-name="Таблица5.C3" table:number-columns-spanned="2" office:value-type="string">
            <text:p text:style-name="P14" loext:marker-style-name="T13"/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16" loext:marker-style-name="T11"/>
          </table:table-cell>
          <table:table-cell table:style-name="Таблица5.B8" table:number-columns-spanned="2" office:value-type="string">
            <text:p text:style-name="P13" loext:marker-style-name="T16"><text:span text:style-name="T11">(дата)</text:span><text:span text:style-name="T16"/></text:p>
          </table:table-cell>
          <table:covered-table-cell/>
        </table:table-row>
      </table:table>
      <text:p text:style-name="P20" loext:marker-style-name="T17"/>
      <text:p text:style-name="P11" loext:marker-style-name="T18"><text:span text:style-name="T17">ЗАДАНИЕ</text:span><text:span text:style-name="T17"/></text:p>
      <text:p text:style-name="P11" loext:marker-style-name="T6"><text:span text:style-name="T6">на выполнение курсовой работы</text:span><text:span text:style-name="T6"/></text:p>
      <text:p text:style-name="P21" loext:marker-style-name="T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2" loext:marker-style-name="T1"><text:span text:style-name="T1">по дисциплине</text:span><text:span text:style-name="T1"/></text:p>
          </table:table-cell>
          <table:table-cell table:style-name="Таблица6.B1" table:number-columns-spanned="3" office:value-type="string">
            <text:p text:style-name="P22" loext:marker-style-name="T1"><text:span text:style-name="T1">Безопасность систем баз данных</text:span><text:span text:style-name="T1"/></text:p>
          </table:table-cell>
          <table:covered-table-cell/>
          <table:covered-table-cell/>
        </table:table-row>
        <table:table-row table:style-name="Таблица6.1">
          <table:table-cell table:style-name="Таблица6.A1" office:value-type="string">
            <text:p text:style-name="P22" loext:marker-style-name="T1"><text:span text:style-name="T1">Студент группы</text:span><text:span text:style-name="T1"/></text:p>
          </table:table-cell>
          <table:table-cell table:style-name="Таблица6.B2" table:number-columns-spanned="3" office:value-type="string">
            <text:p text:style-name="P1">ИУ8-81</text:p>
          </table:table-cell>
          <table:covered-table-cell/>
          <table:covered-table-cell/>
        </table:table-row>
        <table:table-row table:style-name="Таблица6.1">
          <table:table-cell table:style-name="Таблица6.A1" office:value-type="string">
            <text:p text:style-name="P27" loext:marker-style-name="T1"/>
          </table:table-cell>
          <table:table-cell table:style-name="Таблица6.B2" table:number-columns-spanned="3" office:value-type="string">
            <text:p text:style-name="P28" loext:marker-style-name="T1">Шаповалов Максим Евгеньевич</text:p>
          </table:table-cell>
          <table:covered-table-cell/>
          <table:covered-table-cell/>
        </table:table-row>
        <table:table-row table:style-name="Таблица6.1">
          <table:table-cell table:style-name="Таблица6.A1" office:value-type="string">
            <text:p text:style-name="P27" loext:marker-style-name="T1"/>
          </table:table-cell>
          <table:table-cell table:style-name="Таблица6.B4" table:number-columns-spanned="3" office:value-type="string">
            <text:p text:style-name="P23" loext:marker-style-name="T7"><text:span text:style-name="T7">(Фамилия, имя, отчество)</text:span><text:span text:style-name="T7"/></text:p>
          </table:table-cell>
          <table:covered-table-cell/>
          <table:covered-table-cell/>
        </table:table-row>
        <table:table-row table:style-name="Таблица6.1">
          <table:table-cell table:style-name="Таблица6.A1" table:number-columns-spanned="2" office:value-type="string">
            <text:p text:style-name="P22" loext:marker-style-name="T1"><text:span text:style-name="T1">Тема курсовой работы <text:s/></text:span><text:span text:style-name="T1"/></text:p>
          </table:table-cell>
          <table:covered-table-cell/>
          <table:table-cell table:style-name="Таблица6.B1" table:number-columns-spanned="2" office:value-type="string">
            <text:p text:style-name="P27" loext:marker-style-name="T1"/>
          </table:table-cell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27" loext:marker-style-name="T1">Разработка защищенной БД информационной системы «Книжный магазин».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27" loext:marker-style-name="T1"/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4" table:number-columns-spanned="4" office:value-type="string">
            <text:p text:style-name="P22" loext:marker-style-name="T1"><text:span text:style-name="T1">Направленность КР (учебная, исследовательская, практическая, производственная, др.)</text:span><text:span text:style-name="T1"/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1" table:number-columns-spanned="4" office:value-type="string">
            <text:p text:style-name="P23" loext:marker-style-name="T1"><text:span text:style-name="T5">у</text:span><text:span text:style-name="T1">чебно-практическая</text:span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27" loext:marker-style-name="T1"/>
          </table:table-cell>
          <table:covered-table-cell/>
          <table:covered-table-cell/>
          <table:covered-table-cell/>
        </table:table-row>
        <table:table-row table:style-name="Таблица6.11">
          <table:table-cell table:style-name="Таблица6.A11" table:number-columns-spanned="3" office:value-type="string">
            <text:p text:style-name="P7">Источник тематики (кафедра, предприятие, НИР)</text:p>
          </table:table-cell>
          <table:covered-table-cell/>
          <table:covered-table-cell/>
          <table:table-cell table:style-name="Таблица6.D11" office:value-type="string">
            <text:p text:style-name="P8">кафедра</text:p>
          </table:table-cell>
        </table:table-row>
        <table:table-row table:style-name="Таблица6.1">
          <table:table-cell table:style-name="Таблица6.B1" table:number-columns-spanned="3" office:value-type="string">
            <text:p text:style-name="P22" loext:marker-style-name="T1"><text:span text:style-name="T20">Задание</text:span><text:span text:style-name="T4"/></text:p>
          </table:table-cell>
          <table:covered-table-cell/>
          <table:covered-table-cell/>
          <table:table-cell table:style-name="Таблица6.B1" office:value-type="string">
            <text:p text:style-name="P27" loext:marker-style-name="T1"/>
          </table:table-cell>
        </table:table-row>
        <table:table-row table:style-name="Таблица6.1">
          <table:table-cell table:style-name="Таблица6.B2" table:number-columns-spanned="4" office:value-type="string">
            <text:p text:style-name="P2">Проанализировать существующую проблему информационной безопасности и защиты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3">информации в базах данных информационной системы «Книжный магазин».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4">Представить решение проблемы информационной безопасности и защиты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5"><text:span text:style-name="T23">и</text:span>нформации в базах данных информационной системы «Книжный магазин».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1" table:number-columns-spanned="4" office:value-type="string">
            <text:p text:style-name="P29" loext:marker-style-name="T1"/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1" table:number-columns-spanned="4" office:value-type="string">
            <text:p text:style-name="P29" loext:marker-style-name="T1"/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3" office:value-type="string">
            <text:p text:style-name="P24" loext:marker-style-name="T4"><text:span text:style-name="T4">Оформление курсовой работы:</text:span><text:span text:style-name="T4"/></text:p>
          </table:table-cell>
          <table:covered-table-cell/>
          <table:covered-table-cell/>
          <table:table-cell table:style-name="Таблица6.B2" office:value-type="string">
            <text:p text:style-name="P27" loext:marker-style-name="T1"/>
          </table:table-cell>
        </table:table-row>
        <table:table-row table:style-name="Таблица6.1">
          <table:table-cell table:style-name="Таблица6.B2" table:number-columns-spanned="4" office:value-type="string">
            <text:p text:style-name="P24" loext:marker-style-name="T1"><text:span text:style-name="T1">Расчетно-пояснительная записка (Отчет по КР) на </text:span><text:span text:style-name="T5">30-35</text:span><text:span text:style-name="T1"> листах формата А4.</text:span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22" loext:marker-style-name="T1"><text:span text:style-name="T1">Презентация</text:span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2" table:number-columns-spanned="4" office:value-type="string">
            <text:p text:style-name="P6">Флешка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1" table:number-columns-spanned="4" office:value-type="string">
            <text:p text:style-name="P31" loext:marker-style-name="T21"/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</table:table>
      <text:p text:style-name="P32" loext:marker-style-name="T22"/>
      <text:p text:style-name="P33" loext:marker-style-name="T1"><text:span text:style-name="T1">Дата выдачи задания « ___ » ____________ 20__ г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22" loext:marker-style-name="T1"><text:span text:style-name="T3">Руководитель курсовой работы <text:s text:c="8"/></text:span><text:span text:style-name="T3"/></text:p>
          </table:table-cell>
          <table:table-cell table:style-name="Таблица7.A1" office:value-type="string">
            <text:p text:style-name="P27" loext:marker-style-name="T1"/>
          </table:table-cell>
          <table:table-cell table:style-name="Таблица7.C1" office:value-type="string">
            <text:p text:style-name="P27" loext:marker-style-name="T1"/>
          </table:table-cell>
          <table:table-cell table:style-name="Таблица7.A1" office:value-type="string">
            <text:p text:style-name="P27" loext:marker-style-name="T1"/>
          </table:table-cell>
          <table:table-cell table:style-name="Таблица7.C1" office:value-type="string">
            <text:p text:style-name="P23" loext:marker-style-name="T1"><text:span text:style-name="T1">Е. В. Глинская</text:span><text:span text:style-name="T1"/></text:p>
          </table:table-cell>
        </table:table-row>
        <table:table-row table:style-name="Таблица7.1">
          <table:table-cell table:style-name="Таблица7.A1" office:value-type="string">
            <text:p text:style-name="P17" loext:marker-style-name="T8"/>
          </table:table-cell>
          <table:table-cell table:style-name="Таблица7.A1" office:value-type="string">
            <text:p text:style-name="P17" loext:marker-style-name="T8"/>
          </table:table-cell>
          <table:table-cell table:style-name="Таблица7.C2" office:value-type="string">
            <text:p text:style-name="P23" loext:marker-style-name="T8"><text:span text:style-name="T8">(подпись, дата)</text:span><text:span text:style-name="T8"/></text:p>
          </table:table-cell>
          <table:table-cell table:style-name="Таблица7.A1" office:value-type="string">
            <text:p text:style-name="P17" loext:marker-style-name="T8"/>
          </table:table-cell>
          <table:table-cell table:style-name="Таблица7.C2" office:value-type="string">
            <text:p text:style-name="P25" loext:marker-style-name="T8"><text:span text:style-name="T8">(И.О. Фамилия)</text:span></text:p>
          </table:table-cell>
        </table:table-row>
        <table:table-row table:style-name="Таблица7.1">
          <table:table-cell table:style-name="Таблица7.A1" office:value-type="string">
            <text:p text:style-name="P22" loext:marker-style-name="T3"><text:span text:style-name="T3">Студент</text:span><text:span text:style-name="T3"/></text:p>
          </table:table-cell>
          <table:table-cell table:style-name="Таблица7.A1" office:value-type="string">
            <text:p text:style-name="P27" loext:marker-style-name="T1"/>
          </table:table-cell>
          <table:table-cell table:style-name="Таблица7.C1" office:value-type="string">
            <text:p text:style-name="P27" loext:marker-style-name="T1"/>
          </table:table-cell>
          <table:table-cell table:style-name="Таблица7.A1" office:value-type="string">
            <text:p text:style-name="P27" loext:marker-style-name="T1"/>
          </table:table-cell>
          <table:table-cell table:style-name="Таблица7.C1" office:value-type="string">
            <text:p text:style-name="P30">М. Е. Шаповалов</text:p>
          </table:table-cell>
        </table:table-row>
        <table:table-row table:style-name="Таблица7.1">
          <table:table-cell table:style-name="Таблица7.A1" office:value-type="string">
            <text:p text:style-name="P17" loext:marker-style-name="T8"/>
          </table:table-cell>
          <table:table-cell table:style-name="Таблица7.A1" office:value-type="string">
            <text:p text:style-name="P17" loext:marker-style-name="T8"/>
          </table:table-cell>
          <table:table-cell table:style-name="Таблица7.C2" office:value-type="string">
            <text:p text:style-name="P23" loext:marker-style-name="T8"><text:span text:style-name="T8">(подпись, дата)</text:span><text:span text:style-name="T8"/></text:p>
          </table:table-cell>
          <table:table-cell table:style-name="Таблица7.A1" office:value-type="string">
            <text:p text:style-name="P17" loext:marker-style-name="T8"/>
          </table:table-cell>
          <table:table-cell table:style-name="Таблица7.C2" office:value-type="string">
            <text:p text:style-name="P26" loext:marker-style-name="T8"><text:span text:style-name="T8">(И.О. Фамилия)</text:span></text:p>
          </table:table-cell>
        </table:table-row>
      </table:table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1" style:family="paragraph">
      <style:paragraph-properties fo:margin-top="0cm" fo:margin-bottom="0cm" style:contextual-spacing="false" fo:line-height="100%" fo:text-align="justify" style:justify-single-word="false" fo:orphans="0" fo:widows="0" fo:text-indent="0.494cm" style:auto-text-indent="false" style:snap-to-layout-gri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>
      <style:paragraph-properties fo:margin-top="0cm" fo:margin-bottom="0cm" style:contextual-spacing="false" fo:line-height="100%" fo:text-align="center" style:justify-single-word="false" fo:orphans="0" fo:widows="0" style:snap-to-layout-grid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justify" style:justify-single-word="false"/>
      <style:text-properties officeooo:paragraph-rsid="0006dabf"/>
    </style:style>
    <style:style style:name="MT1" style:family="text">
      <style:text-properties fo:language="ru" fo:country="RU"/>
    </style:style>
    <style:style style:name="MT2" style:family="text">
      <style:text-properties fo:language="ru" fo:country="RU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Примечание</text:span><text:span text:style-name="MT1">: Задание оформляется в двух экземплярах: один выдается студенту, второй хранится на кафедре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8</meta:editing-cycles>
    <meta:creation-date>2024-02-21T16:33:00</meta:creation-date>
    <dc:date>2024-02-22T11:43:18.517000000</dc:date>
    <meta:editing-duration>PT15M13S</meta:editing-duration>
    <meta:generator>LibreOffice/24.2.0.3$Windows_X86_64 LibreOffice_project/da48488a73ddd66ea24cf16bbc4f7b9c08e9bea1</meta:generator>
    <meta:print-date>2024-02-22T08:04:21.629000000</meta:print-date>
    <meta:printed-by>Файлы PDF</meta:printed-by>
    <meta:document-statistic meta:table-count="3" meta:image-count="0" meta:object-count="0" meta:page-count="1" meta:paragraph-count="47" meta:word-count="170" meta:character-count="1435" meta:non-whitespace-character-count="1300"/>
    <meta:user-defined meta:name="AppVersion">16.0000</meta:user-defined>
    <meta:template xlink:type="simple" xlink:actuate="onRequest" xlink:title="Normal" xlink:href=""/>
  </office:meta>
</office:document-meta>
</file>